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0.79pt" svg:height="16.58pt" svg:x="145.11pt" svg:y="293.7pt">
            <loext:p draw:notify-on-update-of-ranges="Sheet1.A2:Sheet1.A2 Sheet1.A2:Sheet1.A4 Sheet1.B2:Sheet1.B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46.89pt" svg:height="308.72pt" svg:x="195.05pt" svg:y="3pt">
            <loext:p draw:notify-on-update-of-ranges="Sheet1.A1:Sheet1.A1 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. of Iterations</text:p>
          </table:table-cell>
          <table:table-cell office:value-type="string" calcext:value-type="string">
            <text:p>K Means</text:p>
          </table:table-cell>
          <table:table-cell office:value-type="string" calcext:value-type="string">
            <text:p>Mod jay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6" calcext:value-type="float">
            <text:p>4.6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5" calcext:value-type="float">
            <text:p>4.9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7" calcext:value-type="float">
            <text:p>5.17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34" calcext:value-type="float">
            <text:p>5.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4" calcext:value-type="float">
            <text:p>5.4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5" calcext:value-type="float">
            <text:p>5.45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46" calcext:value-type="float">
            <text:p>5.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46" calcext:value-type="float">
            <text:p>5.46</text:p>
          </table:table-cell>
          <table:table-cell office:value-type="float" office:value="8.09" calcext:value-type="float">
            <text:p>8.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1:44:05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47S</meta:editing-duration>
    <meta:editing-cycles>5</meta:editing-cycles>
    <meta:generator>LibreOffice/5.3.2.2$Windows_x86 LibreOffice_project/6cd4f1ef626f15116896b1d8e1398b56da0d0ee1</meta:generator>
    <dc:date>2018-04-28T13:12:14.416000000</dc:date>
    <meta:document-statistic meta:table-count="3" meta:cell-count="2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94cm" svg:height="10.892cm" xlink:href=".." xlink:type="simple" chart:class="chart:line" chart:style-name="ch1">
        <chart:title svg:x="7.05cm" svg:y="0.352cm" chart:style-name="ch2">
          <text:p>Sonar Dataset (204*60,2)</text:p>
        </chart:title>
        <chart:legend chart:legend-position="end" svg:x="16.548cm" svg:y="4.951cm" style:legend-expansion="high" chart:style-name="ch3"/>
        <chart:plot-area chart:style-name="ch4" table:cell-range-address="Sheet1.A1:Sheet1.C9" chart:data-source-has-labels="both" svg:x="1.344cm" svg:y="1.322cm" svg:width="14.819cm" svg:height="8.424cm">
          <chartooo:coordinate-region svg:x="1.78cm" svg:y="1.496cm" svg:width="14.011cm" svg:height="7.656cm"/>
          <chart:axis chart:dimension="x" chart:name="primary-x" chart:style-name="ch5" chartooo:axis-type="auto">
            <chartooo:date-scale/>
            <chart:title svg:x="7.241cm" svg:y="9.963cm" chart:style-name="ch6">
              <text:p>Number of Iterations</text:p>
            </chart:title>
            <chart:categories table:cell-range-address="Sheet1.A2:Sheet1.A9"/>
          </chart:axis>
          <chart:axis chart:dimension="y" chart:name="primary-y" chart:style-name="ch5">
            <chart:title svg:x="0.451cm" svg:y="6.557cm" chart:style-name="ch7">
              <text:p>Fitness Value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9" chart:label-cell-address="Sheet1.C1:Sheet1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Means</text:p>
                <draw:g>
                  <svg:desc>Sheet1.B1:Sheet1.B1</svg:desc>
                </draw:g>
              </table:table-cell>
              <table:table-cell office:value-type="string">
                <text:p>Mod jay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4.66">
                <text:p>4.66</text:p>
                <draw:g>
                  <svg:desc>Sheet1.B2:Sheet1.B9</svg:desc>
                </draw:g>
              </table:table-cell>
              <table:table-cell office:value-type="float" office:value="2.05">
                <text:p>2.05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5">
                <text:p>4.9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17">
                <text:p>5.1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34">
                <text:p>5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.4">
                <text:p>5.4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45">
                <text:p>5.4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46">
                <text:p>5.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46">
                <text:p>5.46</text:p>
              </table:table-cell>
              <table:table-cell office:value-type="float" office:value="8.09">
                <text:p>8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29cm" svg:height="0.586cm" xlink:href=".." xlink:type="simple" chart:class="chart:line" chart:style-name="ch1">
        <chart:legend chart:legend-position="end" svg:x="-0.981cm" svg:y="-1.084cm" style:legend-expansion="high" chart:style-name="ch2"/>
        <chart:plot-area chart:style-name="ch3" table:cell-range-address="Sheet1.A2:Sheet1.B4" chart:data-source-has-labels="row" svg:x="0cm" svg:y="0cm" svg:width="-32.767cm" svg:height="-32.767cm">
          <chartooo:coordinate-region svg:x="0.002cm" svg:y="0.031cm" svg:width="0.021cm" svg:height="0.512cm"/>
          <chart:axis chart:dimension="x" chart:name="primary-x" chart:style-name="ch4"/>
          <chart:axis chart:dimension="y" chart:name="primary-y" chart:style-name="ch4"/>
          <chart:series chart:style-name="ch5" chart:values-cell-range-address="Sheet1.A2:Sheet1.A4" chart:label-cell-address="Sheet1.A2:Sheet1.A2" chart:class="chart:line">
            <chart:data-point chart:repeated="3"/>
          </chart:series>
          <chart:series chart:style-name="ch6" chart:values-cell-range-address="Sheet1.B2:Sheet1.B4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</svg:desc>
                </draw:g>
              </table:table-cell>
              <table:table-cell office:value-type="float" office:value="4.66">
                <text:p>4.66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.17">
                <text:p>5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